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333in" fo:margin-left="0.0875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4583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">
      <style:text-properties style:font-name="Liberation Sans" fo:font-size="14pt" officeooo:rsid="001466b4" officeooo:paragraph-rsid="001466b4" style:font-name-asian="Noto Sans CJK SC" style:font-size-asian="14pt" style:font-name-complex="Lohit Devanagari" style:font-size-complex="14pt"/>
    </style:style>
    <style:style style:name="P2" style:family="paragraph" style:parent-style-name="Heading">
      <style:text-properties officeooo:rsid="00267478" officeooo:paragraph-rsid="00267478"/>
    </style:style>
    <style:style style:name="P3" style:family="paragraph" style:parent-style-name="Preformatted_20_Text">
      <style:text-properties officeooo:rsid="001466b4" officeooo:paragraph-rsid="001466b4"/>
    </style:style>
    <style:style style:name="P4" style:family="paragraph" style:parent-style-name="Preformatted_20_Text">
      <style:text-properties officeooo:paragraph-rsid="00164736"/>
    </style:style>
    <style:style style:name="P5" style:family="paragraph" style:parent-style-name="Preformatted_20_Text">
      <style:text-properties officeooo:paragraph-rsid="001778c7"/>
    </style:style>
    <style:style style:name="P6" style:family="paragraph" style:parent-style-name="Preformatted_20_Text">
      <style:text-properties officeooo:paragraph-rsid="00188d4c"/>
    </style:style>
    <style:style style:name="P7" style:family="paragraph" style:parent-style-name="Preformatted_20_Text">
      <style:text-properties officeooo:paragraph-rsid="001ef696"/>
    </style:style>
    <style:style style:name="P8" style:family="paragraph" style:parent-style-name="Standard">
      <style:text-properties officeooo:rsid="001466b4" officeooo:paragraph-rsid="001466b4"/>
    </style:style>
    <style:style style:name="P9" style:family="paragraph" style:parent-style-name="Standard">
      <style:text-properties officeooo:rsid="001778c7" officeooo:paragraph-rsid="001778c7"/>
    </style:style>
    <style:style style:name="P10" style:family="paragraph" style:parent-style-name="Standard">
      <style:text-properties officeooo:rsid="001ef696" officeooo:paragraph-rsid="001ef696"/>
    </style:style>
    <style:style style:name="P11" style:family="paragraph" style:parent-style-name="Standard">
      <style:text-properties officeooo:rsid="001ef696" officeooo:paragraph-rsid="0024aa5a"/>
    </style:style>
    <style:style style:name="P12" style:family="paragraph" style:parent-style-name="Standard">
      <style:text-properties style:font-name="Liberation Mono" fo:font-size="8pt" style:font-size-asian="8pt" style:font-size-complex="8pt"/>
    </style:style>
    <style:style style:name="P13" style:family="paragraph" style:parent-style-name="Standard">
      <style:text-properties officeooo:paragraph-rsid="0026c222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/>
      <style:text-properties officeooo:paragraph-rsid="001e3d6f"/>
    </style:style>
    <style:style style:name="P15" style:family="paragraph" style:parent-style-name="Table_20_Contents">
      <style:text-properties officeooo:rsid="001c116a" officeooo:paragraph-rsid="001c116a"/>
    </style:style>
    <style:style style:name="P16" style:family="paragraph" style:parent-style-name="Table_20_Contents">
      <style:text-properties style:font-name="Ubuntu Mono1" fo:font-size="10pt" officeooo:rsid="001c116a" style:font-size-asian="10pt" style:font-size-complex="10pt"/>
    </style:style>
    <style:style style:name="P17" style:family="paragraph" style:parent-style-name="Table_20_Contents">
      <style:text-properties style:font-name="Ubuntu Mono1" fo:font-size="10pt" officeooo:rsid="001c116a" officeooo:paragraph-rsid="001e3d6f" style:font-size-asian="10pt" style:font-size-complex="10pt"/>
    </style:style>
    <style:style style:name="P18" style:family="paragraph" style:parent-style-name="Text_20_body">
      <style:text-properties officeooo:rsid="001376e5" officeooo:paragraph-rsid="001376e5"/>
    </style:style>
    <style:style style:name="P19" style:family="paragraph" style:parent-style-name="Text_20_body">
      <style:text-properties officeooo:rsid="001466b4" officeooo:paragraph-rsid="001466b4"/>
    </style:style>
    <style:style style:name="P20" style:family="paragraph" style:parent-style-name="Text_20_body">
      <style:text-properties officeooo:rsid="00164736" officeooo:paragraph-rsid="00164736"/>
    </style:style>
    <style:style style:name="P21" style:family="paragraph" style:parent-style-name="Text_20_body">
      <style:text-properties officeooo:paragraph-rsid="001778c7"/>
    </style:style>
    <style:style style:name="P22" style:family="paragraph" style:parent-style-name="Text_20_body">
      <style:text-properties officeooo:rsid="001778c7" officeooo:paragraph-rsid="001778c7"/>
    </style:style>
    <style:style style:name="P23" style:family="paragraph" style:parent-style-name="Text_20_body">
      <style:text-properties officeooo:rsid="001a4e62" officeooo:paragraph-rsid="001a4e62"/>
    </style:style>
    <style:style style:name="P24" style:family="paragraph" style:parent-style-name="Text_20_body">
      <style:text-properties officeooo:rsid="001ef696" officeooo:paragraph-rsid="001ef696"/>
    </style:style>
    <style:style style:name="P25" style:family="paragraph" style:parent-style-name="Text_20_body">
      <style:text-properties officeooo:paragraph-rsid="00267478"/>
    </style:style>
    <style:style style:name="P26" style:family="paragraph" style:parent-style-name="Text_20_body">
      <style:text-properties fo:font-style="normal" officeooo:rsid="00164736" officeooo:paragraph-rsid="00164736" style:font-style-asian="normal" style:font-style-complex="normal"/>
    </style:style>
    <style:style style:name="P27" style:family="paragraph" style:parent-style-name="Heading_20_1">
      <style:text-properties officeooo:rsid="001a4e62" officeooo:paragraph-rsid="001a4e62"/>
    </style:style>
    <style:style style:name="P28" style:family="paragraph" style:parent-style-name="Heading_20_3">
      <style:text-properties officeooo:rsid="001466b4" officeooo:paragraph-rsid="001466b4"/>
    </style:style>
    <style:style style:name="P29" style:family="paragraph" style:parent-style-name="Heading_20_3">
      <style:text-properties officeooo:rsid="00267478" officeooo:paragraph-rsid="00267478"/>
    </style:style>
    <style:style style:name="P30" style:family="paragraph" style:parent-style-name="Standard">
      <style:text-properties fo:font-style="normal" officeooo:rsid="00164736" officeooo:paragraph-rsid="00164736" style:font-style-asian="normal" style:font-style-complex="normal"/>
    </style:style>
    <style:style style:name="P31" style:family="paragraph" style:parent-style-name="Standard" style:list-style-name="L1">
      <style:text-properties officeooo:paragraph-rsid="001ef696"/>
    </style:style>
    <style:style style:name="P32" style:family="paragraph" style:parent-style-name="Standard" style:list-style-name="L1">
      <style:text-properties fo:font-weight="normal" officeooo:rsid="001ef696" officeooo:paragraph-rsid="0024aa5a" style:font-weight-asian="normal" style:font-weight-complex="normal"/>
    </style:style>
    <style:style style:name="P33" style:family="paragraph" style:parent-style-name="Standard">
      <style:text-properties fo:font-weight="normal" officeooo:rsid="001ef696" officeooo:paragraph-rsid="0024aa5a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4aa5a" officeooo:paragraph-rsid="0024aa5a" style:font-weight-asian="normal" style:font-weight-complex="normal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808080" style:font-name="Ubuntu Mono" fo:font-size="10.5pt" fo:font-style="italic" fo:font-weight="normal" officeooo:paragraph-rsid="001e3d6f" style:font-size-asian="10.5pt" style:font-style-asian="italic" style:font-weight-asian="normal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000000" style:font-name="Ubuntu Mono" fo:font-size="10.5pt" fo:font-style="normal" fo:font-weight="normal" officeooo:paragraph-rsid="001c116a" fo:background-color="#efefef" style:font-size-asian="10.5pt" style:font-style-asian="normal" style:font-weight-asian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8fdf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8fd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466b4"/>
    </style:style>
    <style:style style:name="T8" style:family="text">
      <style:text-properties style:font-name="Liberation Mono" fo:font-size="10pt" style:font-size-asian="10pt" style:font-size-complex="10pt"/>
    </style:style>
    <style:style style:name="T9" style:family="text">
      <style:text-properties style:font-name="Liberation Mono" fo:font-size="10pt" officeooo:rsid="001466b4" style:font-size-asian="10pt" style:font-size-complex="10pt"/>
    </style:style>
    <style:style style:name="T10" style:family="text">
      <style:text-properties style:font-name="Liberation Mono" fo:font-size="10pt" officeooo:rsid="00188fdf" style:font-size-asian="10pt" style:font-size-complex="10pt"/>
    </style:style>
    <style:style style:name="T11" style:family="text">
      <style:text-properties style:font-name="Liberation Mono" fo:font-size="10pt" officeooo:rsid="0026c222" style:font-size-asian="10pt" style:font-size-complex="10pt"/>
    </style:style>
    <style:style style:name="T1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style="italic" officeooo:rsid="001466b4" style:font-size-asian="10pt" style:font-style-asian="italic" style:font-size-complex="10pt" style:font-style-complex="italic"/>
    </style:style>
    <style:style style:name="T14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Liberation Mono" fo:font-size="10pt" fo:font-style="normal" officeooo:rsid="00188fdf" style:font-size-asian="10pt" style:font-style-asian="normal" style:font-size-complex="10pt" style:font-style-complex="normal"/>
    </style:style>
    <style:style style:name="T16" style:family="text">
      <style:text-properties style:font-name="Liberation Mono" fo:font-size="8pt" style:font-size-asian="8pt" style:font-size-complex="8pt"/>
    </style:style>
    <style:style style:name="T17" style:family="text">
      <style:text-properties style:font-name="Liberation Mono" fo:font-size="8pt" officeooo:rsid="00267478" style:font-size-asian="8pt" style:font-size-complex="8pt"/>
    </style:style>
    <style:style style:name="T18" style:family="text">
      <style:text-properties fo:font-weight="bold" officeooo:rsid="001ef696" style:font-weight-asian="bold" style:font-weight-complex="bold"/>
    </style:style>
    <style:style style:name="T19" style:family="text">
      <style:text-properties fo:color="#808080" style:font-name="Ubuntu Mono" fo:font-size="10.5pt" fo:font-style="italic" fo:font-weight="normal" style:font-size-asian="10.5pt" style:font-style-asian="italic" style:font-weight-asian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ef696" style:font-weight-asian="normal" style:font-weight-complex="normal"/>
    </style:style>
    <style:style style:name="T22" style:family="text">
      <style:text-properties fo:font-weight="normal" officeooo:rsid="00252534" style:font-weight-asian="normal" style:font-weight-complex="normal"/>
    </style:style>
    <style:style style:name="T23" style:family="text">
      <style:text-properties fo:font-weight="normal" officeooo:rsid="0025c864" style:font-weight-asian="normal" style:font-weight-complex="normal"/>
    </style:style>
    <style:style style:name="T24" style:family="text">
      <style:text-properties officeooo:rsid="001778c7"/>
    </style:style>
    <style:style style:name="T25" style:family="text">
      <style:text-properties officeooo:rsid="00188d4c"/>
    </style:style>
    <style:style style:name="T26" style:family="text">
      <style:text-properties officeooo:rsid="00188fdf"/>
    </style:style>
    <style:style style:name="T27" style:family="text">
      <style:text-properties fo:color="#000000" style:font-name="Ubuntu Mono" fo:font-size="10.5pt" fo:font-style="italic" fo:font-weight="normal" style:font-size-asian="10.5pt" style:font-style-asian="italic" style:font-weight-asian="normal"/>
    </style:style>
    <style:style style:name="T28" style:family="text">
      <style:text-properties fo:color="#000000" style:font-name="Ubuntu Mono" fo:font-size="10.5pt" fo:font-style="italic" fo:font-weight="normal" fo:background-color="#efefef" loext:char-shading-value="0" style:font-size-asian="10.5pt" style:font-style-asian="italic" style:font-weight-asian="normal"/>
    </style:style>
    <style:style style:name="T29" style:family="text">
      <style:text-properties fo:color="#000000" style:font-name="Ubuntu Mono" fo:font-size="10.5pt" fo:font-style="normal" fo:font-weight="normal" fo:background-color="#efefef" loext:char-shading-value="0" style:font-size-asian="10.5pt" style:font-style-asian="normal" style:font-weight-asian="normal"/>
    </style:style>
    <style:style style:name="T30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31" style:family="text">
      <style:text-properties fo:color="#0000ff" style:font-name="Ubuntu Mono" fo:font-size="10.5pt" fo:font-style="normal" fo:font-weight="bold" fo:background-color="#efefef" loext:char-shading-value="0" style:font-size-asian="10.5pt" style:font-style-asian="normal" style:font-weight-asian="bold"/>
    </style:style>
    <style:style style:name="T32" style:family="text">
      <style:text-properties fo:color="#008000" style:font-name="Ubuntu Mono" fo:font-size="10.5pt" fo:font-style="normal" fo:font-weight="bold" fo:background-color="#efefef" loext:char-shading-value="0" style:font-size-asian="10.5pt" style:font-style-asian="normal" style:font-weight-asian="bold"/>
    </style:style>
    <style:style style:name="T33" style:family="text">
      <style:text-properties fo:color="#000080" style:font-name="Ubuntu Mono" fo:font-size="10.5pt" fo:font-style="normal" fo:font-weight="bold" fo:background-color="#efefef" loext:char-shading-value="0" style:font-size-asian="10.5pt" style:font-style-asian="normal" style:font-weight-asian="bold"/>
    </style:style>
    <style:style style:name="T34" style:family="text">
      <style:text-properties officeooo:rsid="001e3d6f"/>
    </style:style>
    <style:style style:name="T35" style:family="text">
      <style:text-properties officeooo:rsid="001ef696"/>
    </style:style>
    <style:style style:name="T36" style:family="text">
      <style:text-properties officeooo:rsid="0024aa5a"/>
    </style:style>
    <style:style style:name="T37" style:family="text">
      <style:text-properties officeooo:rsid="00267478"/>
    </style:style>
    <style:style style:name="T38" style:family="text">
      <style:text-properties officeooo:rsid="0026c2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XML in QDL</text:p>
      <text:p text:style-name="P1">Synopsis</text:p>
      <text:p text:style-name="P18">QDL’s XML module allows you to import an XML document, either faithfully with all of the XML structures preserved, or minimally as a simple stem. Faithful imports are best for round-tripping, <text:span text:style-name="T1">i.e. </text:span><text:span text:style-name="T4">reading a document, editing it then saving the document for processing by another XML aware application. </text:span></text:p>
      <text:h text:style-name="P28" text:outline-level="3">Loading the module</text:h>
      <text:p text:style-name="P19">You can import the module (listed in the default library as <text:span text:style-name="T12">info().lib.xml</text:span> ) with</text:p>
      <text:p text:style-name="Preformatted_20_Text"><text:span text:style-name="T7"><text:s text:c="3"/>module_import(</text:span>module_load(info().lib.xml, 'java')<text:span text:style-name="T7">);</text:span></text:p>
      <text:p text:style-name="P3">xml</text:p>
      <text:p text:style-name="P8"/>
      <text:h text:style-name="P28" text:outline-level="3">Importing a document</text:h>
      <text:p text:style-name="P19">The main command is <text:span text:style-name="T12">import</text:span> and it has various invocations possible.</text:p>
      <text:p text:style-name="Text_20_body"><text:span text:style-name="T7"><text:s text:c="2"/></text:span><text:span text:style-name="T9">import(</text:span><text:span text:style-name="T13">string </text:span><text:span text:style-name="T9">{,level}) </text:span><text:span text:style-name="T7">which takes a string representation of the XML and imports at the given level (level 0 means to snarf it up, level 5 means to be completely faithful). The default is to be faithful.</text:span></text:p>
      <text:p text:style-name="Preformatted_20_Text"><text:s text:c="3"/>import('&lt;a p="x"&gt;&lt;b q="y"&gt;Z&lt;/b&gt;&lt;/a&gt;')</text:p>
      <text:p text:style-name="Preformatted_20_Text">{</text:p>
      <text:p text:style-name="Preformatted_20_Text"><text:s/>&gt;declaration: {</text:p>
      <text:p text:style-name="Preformatted_20_Text"><text:s text:c="2"/>@version:1.0,</text:p>
      <text:p text:style-name="Preformatted_20_Text"><text:s text:c="2"/>@encoding:UTF-8,</text:p>
      <text:p text:style-name="Preformatted_20_Text"><text:s text:c="2"/>@standalone:false</text:p>
      <text:p text:style-name="Preformatted_20_Text"><text:s/>},</text:p>
      <text:p text:style-name="P4"><text:s/>a: [</text:p>
      <text:p text:style-name="P4"><text:s text:c="4"/>{@p:x,</text:p>
      <text:p text:style-name="P4"><text:s text:c="6"/>b:[[Z]~{@q:y}]</text:p>
      <text:p text:style-name="P4"><text:s text:c="4"/>}</text:p>
      <text:p text:style-name="Preformatted_20_Text"><text:s text:c="2"/>]</text:p>
      <text:p text:style-name="Preformatted_20_Text">}</text:p>
      <text:p text:style-name="Text_20_body"/>
      <text:p text:style-name="P20">This shows the imported structure (with declaration) of the document. The root element, <text:span text:style-name="T1">a</text:span><text:span text:style-name="T4">, has its property annotated with an initial </text:span><text:span text:style-name="T3">@ </text:span><text:span text:style-name="T6">and </text:span><text:span text:style-name="T4">an ordered list of its elements. In this case there is a single element. The text for the node is in the list (here Z) and other nodes/properties are in the map </text:span><text:span text:style-name="T14">{@q:y}</text:span><text:span text:style-name="T4"> </text:span></text:p>
      <text:p text:style-name="P26">Let us take a somewhat more complex example.</text:p>
      <text:p text:style-name="P21"><text:span text:style-name="T8">&lt;a p="x"&gt;<text:line-break/> <text:s/>&lt;b q="y"&gt;Z&lt;/b&gt;<text:line-break/> <text:s/>&lt;c&gt;A&lt;/c&gt;<text:line-break/> <text:s/>&lt;b&gt;Y&lt;/b&gt;<text:line-break/>&lt;/a&gt;</text:span><text:line-break/></text:p>
      <text:p text:style-name="P22"><text:soft-page-break/>and import it</text:p>
      <text:p text:style-name="Preformatted_20_Text"><text:s text:c="3"/>import('&lt;a p="x"&gt;&lt;b q="y"&gt;Z&lt;/b&gt;&lt;c&gt;A&lt;/c&gt;&lt;b&gt;Y&lt;/b&gt;&lt;/a&gt;') <text:span text:style-name="T26">=: x.</text:span><text:span text:style-name="T24"><text:line-break/>{</text:span></text:p>
      <text:p text:style-name="Preformatted_20_Text"><text:s/>&gt;declaration: {</text:p>
      <text:p text:style-name="Preformatted_20_Text"><text:s text:c="2"/>@version:1.0,</text:p>
      <text:p text:style-name="Preformatted_20_Text"><text:s text:c="2"/>@encoding:UTF-8,</text:p>
      <text:p text:style-name="Preformatted_20_Text"><text:s text:c="2"/>@standalone:false</text:p>
      <text:p text:style-name="Preformatted_20_Text"><text:s/>},</text:p>
      <text:p text:style-name="Preformatted_20_Text"><text:s/>a: [</text:p>
      <text:p text:style-name="Preformatted_20_Text"><text:s text:c="4"/>{@p:x,</text:p>
      <text:p text:style-name="P5"><text:s text:c="6"/>b:[</text:p>
      <text:p text:style-name="P5"><text:s text:c="9"/>[Z]~{@q:y},</text:p>
      <text:p text:style-name="Preformatted_20_Text"><text:s text:c="9"/>[Y]</text:p>
      <text:p text:style-name="Preformatted_20_Text"><text:s text:c="8"/>],</text:p>
      <text:p text:style-name="P5"><text:s text:c="6"/>c:[</text:p>
      <text:p text:style-name="P5"><text:s text:c="9"/>[A]</text:p>
      <text:p text:style-name="P5"><text:s text:c="8"/>]</text:p>
      <text:p text:style-name="Preformatted_20_Text"><text:s text:c="4"/>}</text:p>
      <text:p text:style-name="Preformatted_20_Text"><text:s text:c="2"/>]</text:p>
      <text:p text:style-name="Preformatted_20_Text">}</text:p>
      <text:p text:style-name="P9"/>
      <text:p text:style-name="P9">Here we see that the b nodes end up grouped (in order). <text:span text:style-name="T26">s.a.c.0.0</text:span></text:p>
      <text:p text:style-name="P30"/>
      <text:h text:style-name="P27" text:outline-level="1">Structure of the stem</text:h>
      <text:p text:style-name="P23">When an XML document is imported faithfully, then the structures transform directly to structure in the stem.</text:p>
      <table:table table:name="Table1" table:style-name="Table1">
        <table:table-column table:style-name="Table1.A"/>
        <table:table-column table:style-name="Table1.B"/>
        <table:table-row table:style-name="TableLine93948154285168">
          <table:table-cell table:style-name="Table1.A1" office:value-type="string">
            <text:p text:style-name="P15">XML</text:p>
          </table:table-cell>
          <table:table-cell table:style-name="Table1.A1" office:value-type="string">
            <text:p text:style-name="P15">Stem</text:p>
          </table:table-cell>
        </table:table-row>
        <table:table-row table:style-name="TableLine93948154491872">
          <table:table-cell table:style-name="Table1.A1" office:value-type="string">
            <text:p text:style-name="P14"><text:span text:style-name="T28">&lt;?</text:span><text:span text:style-name="T31">xml version</text:span><text:span text:style-name="T32">="1.0"</text:span><text:span text:style-name="T27">?&gt;</text:span><text:line-break/></text:p>
            <text:p text:style-name="P35"/>
            <text:p text:style-name="P35"/>
            <text:p text:style-name="P35"/>
            <text:p text:style-name="P14"><text:span text:style-name="T19">&lt;!-- top level comment --&gt;</text:span><text:line-break/><text:span text:style-name="T29">&lt;</text:span><text:span text:style-name="T33">a </text:span><text:span text:style-name="T31">q</text:span><text:span text:style-name="T32">="T"</text:span><text:span text:style-name="T29">&gt;</text:span><text:line-break/></text:p>
            <text:p text:style-name="P14"><text:span text:style-name="T30"><text:s text:c="4"/></text:span><text:span text:style-name="T29">&lt;</text:span><text:span text:style-name="T33">b </text:span><text:span text:style-name="T31">p</text:span><text:span text:style-name="T32">="S"</text:span><text:span text:style-name="T29">&gt;</text:span><text:span text:style-name="T30">W</text:span><text:span text:style-name="T29">&lt;/</text:span><text:span text:style-name="T33">b</text:span><text:span text:style-name="T29">&gt;</text:span><text:line-break/><text:span text:style-name="T30"> <text:s text:c="3"/></text:span><text:span text:style-name="T29">&lt;</text:span><text:span text:style-name="T33">b </text:span><text:span text:style-name="T31">p</text:span><text:span text:style-name="T32">="U"</text:span><text:span text:style-name="T29">&gt;</text:span><text:span text:style-name="T30">X</text:span><text:span text:style-name="T29">&lt;/</text:span><text:span text:style-name="T33">b</text:span><text:span text:style-name="T29">&gt;</text:span><text:line-break/><text:span text:style-name="T30"> <text:s text:c="3"/></text:span><text:span text:style-name="T19">&lt;!-- Here is a comment --&gt;</text:span><text:line-break/><text:span text:style-name="T19"> <text:s text:c="3"/></text:span><text:span text:style-name="T29">&lt;</text:span><text:span text:style-name="T33">b </text:span><text:span text:style-name="T31">p</text:span><text:span text:style-name="T32">="V"</text:span><text:span text:style-name="T29">&gt;</text:span><text:span text:style-name="T30">&lt;![CDATA[ Y ]]&gt;</text:span><text:span text:style-name="T29">&lt;/</text:span><text:span text:style-name="T33">b</text:span><text:span text:style-name="T29">&gt;</text:span><text:line-break/><text:span text:style-name="T30"> <text:s text:c="3"/>Z</text:span><text:line-break/><text:span text:style-name="T29">&lt;/</text:span><text:span text:style-name="T33">a</text:span><text:span text:style-name="T29">&gt;</text:span></text:p>
            <text:p text:style-name="P36"/>
          </table:table-cell>
          <table:table-cell table:style-name="Table1.A1" office:value-type="string">
            <text:p text:style-name="P16">{</text:p>
            <text:p text:style-name="P16"><text:s/>&gt;declaration : {</text:p>
            <text:p text:style-name="P16"><text:s text:c="6"/>@version : 1.0,</text:p>
            <text:p text:style-name="P16"><text:s text:c="5"/>@encoding : UTF-8,</text:p>
            <text:p text:style-name="P16"><text:s text:c="3"/>@standalone : false</text:p>
            <text:p text:style-name="P16"><text:s/>},</text:p>
            <text:p text:style-name="P17"><text:s text:c="4"/>&gt;comment : top level comment, </text:p>
            <text:p text:style-name="P17"><text:s/>a: [[Z]~{</text:p>
            <text:p text:style-name="P17"><text:s text:c="8"/>@q : T,</text:p>
            <text:p text:style-name="P16"><text:s text:c="9"/>b : [[W]~{@p:S},</text:p>
            <text:p text:style-name="P16"><text:s text:c="14"/>[X]~{@p:U},</text:p>
            <text:p text:style-name="P16"><text:s text:c="14"/>[ Y ]~{@p:V,<text:span text:style-name="T34">&gt;cdata:true</text:span>}</text:p>
            <text:p text:style-name="P16"><text:s text:c="12"/>],</text:p>
            <text:p text:style-name="P16"><text:s text:c="2"/>&gt;comment : Here is a comment </text:p>
            <text:p text:style-name="P16"><text:s text:c="5"/>}</text:p>
            <text:p text:style-name="P16"><text:s text:c="2"/>]</text:p>
            <text:p text:style-name="P16">}</text:p>
          </table:table-cell>
        </table:table-row>
      </table:table>
      <text:p text:style-name="Standard"/>
      <text:p text:style-name="P10">Points to note</text:p>
      <text:list xml:id="list286269926" text:style-name="L1">
        <text:list-item>
          <text:p text:style-name="P31"><text:span text:style-name="T35">The declaration, comments, entities and other fixed XML structures have </text:span><text:span text:style-name="T36">keys </text:span><text:span text:style-name="T35">start</text:span><text:span text:style-name="T36">ing</text:span><text:span text:style-name="T35"> with</text:span><text:span text:style-name="T18"> &gt;</text:span><text:span text:style-name="T21">. </text:span></text:p>
        </text:list-item>
        <text:list-item>
          <text:p text:style-name="P31"><text:span text:style-name="T21">Properties of an element </text:span><text:span text:style-name="T22">starting</text:span><text:span text:style-name="T21"> with an</text:span><text:span text:style-name="T18"> @</text:span><text:span text:style-name="T21"> sign.</text:span></text:p>
        </text:list-item>
        <text:list-item>
          <text:p text:style-name="P32">Elements have lists of nodes, even if there is only a single node.</text:p>
        </text:list-item>
        <text:list-item>
          <text:p text:style-name="P34">Each element turns in to a stem with a specific form of a list (of strings, the content) and a map of properties and elements.</text:p>
        </text:list-item>
      </text:list>
      <text:p text:style-name="P33"/>
      <text:p text:style-name="P11"><text:span text:style-name="T20"><text:s/></text:span><text:span text:style-name="T22">We prefix </text:span><text:span text:style-name="T23">certain </text:span><text:span text:style-name="T22">stem keys with characters that are illegal names in XML, so there cannot be a clash.</text:span></text:p>
      <text:p text:style-name="P2"><text:soft-page-break/>Same XML document, snarfed.</text:p>
      <text:p text:style-name="Preformatted_20_Text">{</text:p>
      <text:p text:style-name="P7"><text:s/>a: [Z]~ {</text:p>
      <text:p text:style-name="P7"><text:s text:c="2"/>@q : T,</text:p>
      <text:p text:style-name="P7"><text:s text:c="3"/>b : [[W]~{@p:S},</text:p>
      <text:p text:style-name="Preformatted_20_Text"><text:s text:c="8"/>[X]~{@p:U},</text:p>
      <text:p text:style-name="Preformatted_20_Text"><text:s text:c="8"/>[ Y ]~{@p:V}</text:p>
      <text:p text:style-name="Preformatted_20_Text"><text:s text:c="7"/>]</text:p>
      <text:p text:style-name="Preformatted_20_Text"><text:s text:c="4"/>}</text:p>
      <text:p text:style-name="Preformatted_20_Text">}</text:p>
      <text:p text:style-name="Text_20_body"/>
      <text:p text:style-name="P24">Mostly the aim of snarfing the XML is to have a compact stem with reasonable accessor patterns. A common complaint of usin<text:span text:style-name="T37">g</text:span> XML is having to navigate through all the structure to find the content. Snarfing the document cuts out a lot of that and then the usual stem operations (such as extraction and subsetting) allow rapid and pretty painless access, such as searching for elements with specific property values. <text:span text:style-name="T37">See the Appendix below for a real life example of snarfing my Tomcat configuration file.</text:span></text:p>
      <text:p text:style-name="Heading">Snarf examples</text:p>
      <text:p text:style-name="Preformatted_20_Text"><text:s text:c="2"/>snarf(import('&lt;a p="x"&gt;&lt;b q="y"&gt;Z&lt;/b&gt;&lt;/a&gt;')) <text:span text:style-name="T26">=: r.</text:span></text:p>
      <text:p text:style-name="Preformatted_20_Text">{a: {</text:p>
      <text:p text:style-name="Preformatted_20_Text"><text:s text:c="2"/>@p:x,</text:p>
      <text:p text:style-name="P6"><text:s text:c="3"/>b:[Z]~{@q:y}</text:p>
      <text:p text:style-name="Preformatted_20_Text"><text:s/>}</text:p>
      <text:p text:style-name="Preformatted_20_Text">}</text:p>
      <text:p text:style-name="Text_20_body"><text:span text:style-name="T25">Which allows much more idiomatic </text:span><text:span text:style-name="T26">stem access, e.g. </text:span><text:span text:style-name="T10">r.a.b.0 </text:span><text:span text:style-name="T26">is the text for b.</text:span></text:p>
      <text:p text:style-name="Preformatted_20_Text"><text:s text:c="2"/>snarf(import('&lt;a p="x"&gt;&lt;b q="y"&gt;Z&lt;/b&gt;&lt;c&gt;A&lt;/c&gt;&lt;b&gt;Y&lt;/b&gt;&lt;/a&gt;')) <text:span text:style-name="T26">=: s.</text:span></text:p>
      <text:p text:style-name="Preformatted_20_Text">{</text:p>
      <text:p text:style-name="Preformatted_20_Text"><text:s/>a: {</text:p>
      <text:p text:style-name="Preformatted_20_Text"><text:s text:c="2"/>@p:x,</text:p>
      <text:p text:style-name="Preformatted_20_Text"><text:s text:c="3"/>b:[[Z]~{@q:y},Y],</text:p>
      <text:p text:style-name="Preformatted_20_Text"><text:s text:c="2"/>c:A</text:p>
      <text:p text:style-name="Preformatted_20_Text"><text:s/>}</text:p>
      <text:p text:style-name="Preformatted_20_Text">}</text:p>
      <text:p text:style-name="Text_20_body"><text:span text:style-name="T26">and, </text:span><text:span text:style-name="T2">e.g.</text:span><text:span text:style-name="T5"> </text:span><text:span text:style-name="T15">s.a.c</text:span><text:span text:style-name="T5"> gives the value of that node (vs. </text:span><text:span text:style-name="T15">x.s.a.c.0.0</text:span><text:span text:style-name="T26">)</text:span></text:p>
      <text:p text:style-name="Text_20_body"/>
      <text:h text:style-name="P29" text:outline-level="3">Appendix, my Tomcat XML configuration file</text:h>
      <text:p text:style-name="P25"/>
      <text:p text:style-name="P12">{</text:p>
      <text:p text:style-name="P12"><text:s/>Server: {</text:p>
      <text:p text:style-name="P12"><text:s text:c="3"/>Listener:[<text:line-break/> <text:s text:c="3"/>{@className : org.apache.catalina.startup.VersionLoggerListener},</text:p>
      <text:p text:style-name="P12"><text:s text:c="4"/>{@className : org.apache.catalina.core.AprLifecycleListener,</text:p>
      <text:p text:style-name="P12"><text:s text:c="5"/>@SSLEngine : on},</text:p>
      <text:p text:style-name="P12"><text:s text:c="4"/>{@className : org.apache.catalina.core.JreMemoryLeakPreventionListener},</text:p>
      <text:p text:style-name="P12"><text:s text:c="4"/>{@className <text:s/>:org.apache.catalina.mbeans.GlobalResourcesLifecycleListener},</text:p>
      <text:p text:style-name="P12"><text:s text:c="4"/>{@className : org.apache.catalina.core.ThreadLocalLeakPreventionListener}</text:p>
      <text:p text:style-name="P12"><text:s text:c="4"/>],</text:p>
      <text:p text:style-name="P12"><text:s text:c="2"/>@shutdown : SHUTDOWN,</text:p>
      <text:p text:style-name="P12"><text:s text:c="2"/>GlobalNamingResources: <text:s/>{</text:p>
      <text:p text:style-name="P12"><text:s text:c="5"/>Resource: <text:s text:c="2"/>{</text:p>
      <text:p text:style-name="P12"><text:s text:c="7"/>@name:UserDatabase,</text:p>
      <text:p text:style-name="P12"><text:soft-page-break/><text:s text:c="7"/>@description:User database that can be updated and saved,</text:p>
      <text:p text:style-name="P12"><text:s text:c="7"/>@type:org.apache.catalina.UserDatabase,</text:p>
      <text:p text:style-name="P12"><text:s text:c="7"/>@auth:Container,</text:p>
      <text:p text:style-name="P12"><text:s text:c="7"/>@pathname:conf/tomcat-users.xml,</text:p>
      <text:p text:style-name="P12"><text:s text:c="7"/>@factory:org.apache.catalina.users.MemoryUserDatabaseFactory</text:p>
      <text:p text:style-name="P12"><text:s text:c="5"/>}</text:p>
      <text:p text:style-name="P12"><text:s text:c="4"/>},</text:p>
      <text:p text:style-name="P12"><text:s text:c="2"/>Service : {</text:p>
      <text:p text:style-name="P12"><text:s text:c="3"/>Connector :[{</text:p>
      <text:p text:style-name="P12"><text:s text:c="5"/>@redirectPort:9443,</text:p>
      <text:p text:style-name="P12"><text:s text:c="5"/>@connectionTimeout:20000,</text:p>
      <text:p text:style-name="P12"><text:s text:c="5"/>@port:44444,</text:p>
      <text:p text:style-name="P12"><text:s text:c="5"/>@protocol:HTTP/1.1</text:p>
      <text:p text:style-name="P12"><text:s text:c="4"/>},</text:p>
      <text:p text:style-name="P12"><text:s text:c="4"/>{</text:p>
      <text:p text:style-name="P12"><text:s text:c="5"/>@truststoreType:JKS,</text:p>
      <text:p text:style-name="P12"><text:s text:c="5"/>@URIEncoding:UTF-8,</text:p>
      <text:p text:style-name="P12"><text:s text:c="5"/>@sslProtocol:TLS,</text:p>
      <text:p text:style-name="P12"><text:s text:c="5"/>@maxThreads:150,</text:p>
      <text:p text:style-name="Standard"><text:span text:style-name="T16"><text:s text:c="5"/>@truststorePass:</text:span><text:span text:style-name="T17">XXXXX</text:span><text:span text:style-name="T16">,</text:span></text:p>
      <text:p text:style-name="P12"><text:s text:c="5"/>@clientAuth:false,</text:p>
      <text:p text:style-name="P12"><text:s text:c="5"/>@keystoreType:JKS,</text:p>
      <text:p text:style-name="P12"><text:s text:c="5"/>@scheme:https,</text:p>
      <text:p text:style-name="P12"><text:s text:c="5"/>@SSLEnabled:true,</text:p>
      <text:p text:style-name="Standard"><text:span text:style-name="T16"><text:s text:c="5"/>@keystorePass:</text:span><text:span text:style-name="T17">XXXXX</text:span><text:span text:style-name="T16">,</text:span></text:p>
      <text:p text:style-name="P12"><text:s text:c="5"/>@port:9443,</text:p>
      <text:p text:style-name="P12"><text:s text:c="5"/>@keystoreFile:${user.home}/certs/localhost-2020.jks,</text:p>
      <text:p text:style-name="P12"><text:s text:c="5"/>@truststoreFile:${user.home}/dev/csd/config/ncsa-cacerts,</text:p>
      <text:p text:style-name="P12"><text:s text:c="5"/>@secure:true,</text:p>
      <text:p text:style-name="P12"><text:s text:c="5"/>@protocol:HTTP/1.1</text:p>
      <text:p text:style-name="P12"><text:s text:c="4"/>}</text:p>
      <text:p text:style-name="P12"><text:s text:c="4"/>],</text:p>
      <text:p text:style-name="P12"><text:s text:c="3"/>@name:Catalina,</text:p>
      <text:p text:style-name="P12"><text:s text:c="3"/>Engine: <text:s text:c="2"/>{</text:p>
      <text:p text:style-name="P12"><text:s text:c="4"/>@defaultHost:localhost,</text:p>
      <text:p text:style-name="P12"><text:s text:c="4"/>@name:Catalina,</text:p>
      <text:p text:style-name="P12"><text:s text:c="6"/>Host : {</text:p>
      <text:p text:style-name="P12"><text:s text:c="8"/>@appBase:webapps,</text:p>
      <text:p text:style-name="P12"><text:s text:c="8"/>@name:localhost,</text:p>
      <text:p text:style-name="P12"><text:s text:c="8"/>@autoDeploy:true,</text:p>
      <text:p text:style-name="P12"><text:s text:c="7"/>Valve: <text:s text:c="4"/>{</text:p>
      <text:p text:style-name="P12"><text:s text:c="11"/>@prefix:localhost_access_log,</text:p>
      <text:p text:style-name="P12"><text:s text:c="11"/>@directory:logs,</text:p>
      <text:p text:style-name="P12"><text:s text:c="11"/>@pattern:%h %l %u %t "%r" %s %b,</text:p>
      <text:p text:style-name="P12"><text:s text:c="11"/>@className:org.apache.catalina.valves.AccessLogValve,</text:p>
      <text:p text:style-name="P12"><text:s text:c="11"/>@suffix:.txt</text:p>
      <text:p text:style-name="P12"><text:s text:c="7"/>},</text:p>
      <text:p text:style-name="P12"><text:s text:c="6"/>@unpackWARs:true</text:p>
      <text:p text:style-name="P12"><text:s text:c="5"/>},</text:p>
      <text:p text:style-name="P12"><text:s text:c="4"/>Realm: {@className:org.apache.catalina.realm.LockOutRealm,</text:p>
      <text:p text:style-name="P12"><text:s text:c="6"/>Realm :{@className:org.apache.catalina.realm.UserDatabaseRealm,</text:p>
      <text:p text:style-name="P12"><text:s text:c="14"/>@resourceName:UserDatabase}</text:p>
      <text:p text:style-name="P12"><text:s text:c="4"/>}</text:p>
      <text:p text:style-name="P12"><text:s text:c="3"/>}</text:p>
      <text:p text:style-name="P12"><text:s text:c="2"/>},</text:p>
      <text:p text:style-name="P12"><text:s text:c="2"/>@port:8005</text:p>
      <text:p text:style-name="P12"><text:s/>}</text:p>
      <text:p text:style-name="P12">}</text:p>
      <text:p text:style-name="Standard"/>
      <text:p text:style-name="P13"><text:span text:style-name="T38">So a typical access might be (if the value is in the variable </text:span><text:span text:style-name="T11">tomcat.</text:span>): </text:p>
      <text:p text:style-name="Preformatted_20_Text"><text:span text:style-name="T38"><text:s text:c="2"/>tomcat.</text:span>'<text:span text:style-name="T38">Server</text:span>'<text:span text:style-name="T38">.'Service</text:span>'<text:span text:style-name="T38">.'Engine</text:span>'<text:span text:style-name="T38">.</text:span>'<text:span text:style-name="T38">@defaulthost</text:span>'</text:p>
      <text:p text:style-name="Preformatted_20_Text">localhost</text:p>
      <text:p text:style-name="P13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4:10:19.881978078</meta:creation-date>
    <dc:date>2023-02-23T08:51:55.928904377</dc:date>
    <meta:editing-duration>PT35M9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4" meta:paragraph-count="179" meta:word-count="718" meta:character-count="5778" meta:non-whitespace-character-count="4579"/>
  </office:meta>
</office:document-meta>
</file>